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ilitie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4" xlink:type="simple">Abominatio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orro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B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2" xlink:type="simple">Air Elemental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ement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3UU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6" xlink:type="simple">Alabaster Potio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14" xlink:type="simple">Aladdin's Lamp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15" xlink:type="simple">Aladdin's Ring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8" xlink:type="simple">Ali Baba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Rog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7" xlink:type="simple">Amrou Kithki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Kithk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W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16" xlink:type="simple">Amulet of Kroog</text:a></text:p>
          </table:table-cell>
          <table:table-cell table:style-name="ce1"/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8" xlink:type="simple">Angry Mob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WW</text:p>
          </table:table-cell>
          <table:table-cell office:value-type="string" calcext:value-type="string">
            <text:p>Tr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3" xlink:type="simple">Animate Artifac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5" xlink:type="simple">Animate Dead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9" xlink:type="simple">Animate Wall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17" xlink:type="simple">Ankh of Mishra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4" xlink:type="simple">Apprentice Wizard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Wiz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U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0" xlink:type="simple">Armageddo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18" xlink:type="simple">Armageddon Clock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6" xlink:type="simple">Ashes to Ashe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19" xlink:type="simple">Ashnod's Battle Gear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0" xlink:type="simple">Aspect of Wolf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5" xlink:type="simple">Backfire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7" xlink:type="simple">Bad Moo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1" xlink:type="simple">Balanc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9" xlink:type="simple">Ball Lightning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ement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Trample, Hast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0" xlink:type="simple">Battering Ram</text:a></text:p>
          </table:table-cell>
          <table:table-cell table:style-name="ce1"/>
          <table:table-cell office:value-type="string" calcext:value-type="string">
            <text:p>C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Constru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2" xlink:type="simple">Benalish Hero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Sold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0" xlink:type="simple">Bird Maiden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1" xlink:type="simple">Birds of Paradis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i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8" xlink:type="simple">Black Knigh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Knigh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irstStrik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1" xlink:type="simple">Black Mana Battery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2" xlink:type="simple">Black Vise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3" xlink:type="simple">Black War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4" xlink:type="simple">Blessing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9" xlink:type="simple">Bligh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1" xlink:type="simple">Blood Lus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6" xlink:type="simple">Blue Elemental Blas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3" xlink:type="simple">Blue Mana Battery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5" xlink:type="simple">Blue War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0" xlink:type="simple">Bog Imp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I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1" xlink:type="simple">Bog Wraith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rait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BB</text:p>
          </table:table-cell>
          <table:table-cell office:value-type="string" calcext:value-type="string">
            <text:p>Landwalk(Swam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4" xlink:type="simple">Bottle of Suleiman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6" xlink:type="simple">Brainwash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5" xlink:type="simple">Brass Man</text:a></text:p>
          </table:table-cell>
          <table:table-cell table:style-name="ce1"/>
          <table:table-cell office:value-type="string" calcext:value-type="string">
            <text:p>U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Constru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6" xlink:type="simple">Bronze Tablet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2" xlink:type="simple">Brothers of Fir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Sha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R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3" xlink:type="simple">Burrowing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2" xlink:type="simple">Carnivorous Plant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Plant Wal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Def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2" xlink:type="simple">Carrion Ant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Ins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B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7" xlink:type="simple">Castl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4" xlink:type="simple">Cave Peopl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R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7" xlink:type="simple">Celestial Prism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3" xlink:type="simple">Channel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5" xlink:type="simple">Chaoslac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8" xlink:type="simple">Circle of Protection: Artifact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29" xlink:type="simple">Circle of Protection: Black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0" xlink:type="simple">Circle of Protection: Blu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1" xlink:type="simple">Circle of Protection: Gree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2" xlink:type="simple">Circle of Protection: Re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3" xlink:type="simple">Circle of Protection: Whit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8" xlink:type="simple">Clay Statue</text:a></text:p>
          </table:table-cell>
          <table:table-cell table:style-name="ce1"/>
          <table:table-cell office:value-type="string" calcext:value-type="string">
            <text:p>C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Gol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29" xlink:type="simple">Clockwork Avian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0" xlink:type="simple">Clockwork Beast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4" xlink:type="simple">Cockatric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ockatri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G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1" xlink:type="simple">Colossus of Sardia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Golem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Tramp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2" xlink:type="simple">Conservator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7" xlink:type="simple">Control Magic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4" xlink:type="simple">Conversio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3" xlink:type="simple">Coral Helm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3" xlink:type="simple">Cosmic Horror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orro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3BBB</text:p>
          </table:table-cell>
          <table:table-cell office:value-type="string" calcext:value-type="string">
            <text:p>FirstStrik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8" xlink:type="simple">Counterspell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5" xlink:type="simple">Craw Wurm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Wur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9" xlink:type="simple">Creature Bond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6" xlink:type="simple">Crimson Manticor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Mantic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R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6" xlink:type="simple">Crumbl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5" xlink:type="simple">Crusad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4" xlink:type="simple">Crystal Rod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4" xlink:type="simple">Cursed Land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5" xlink:type="simple">Cursed Rack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5" xlink:type="simple">Cyclopean Mummy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6" xlink:type="simple">Dancing Scimitar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Spir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6" xlink:type="simple">Dark Ritual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6" xlink:type="simple">Death War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7" xlink:type="simple">Deathgrip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8" xlink:type="simple">Deathlac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7" xlink:type="simple">Desert Twister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7" xlink:type="simple">Detonat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7" xlink:type="simple">Diabolic Machine</text:a></text:p>
          </table:table-cell>
          <table:table-cell table:style-name="ce1"/>
          <table:table-cell office:value-type="string" calcext:value-type="string">
            <text:p>U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Construc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8" xlink:type="simple">Dingus Egg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7" xlink:type="simple">Disenchant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8" xlink:type="simple">Disintegrat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39" xlink:type="simple">Disrupting Scepter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8" xlink:type="simple">Divine Transformatio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0" xlink:type="simple">Dragon Engine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Constru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69" xlink:type="simple">Dragon Whelp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R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99" xlink:type="simple">Drain Lif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0" xlink:type="simple">Drain Power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0" xlink:type="simple">Drudge Skeleton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kele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8" xlink:type="simple">Durkwood Boar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o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0" xlink:type="simple">Dwarven Warriors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Dwarf Warri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1" xlink:type="simple">Earth Elemental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ement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2" xlink:type="simple">Earthquak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1" xlink:type="simple">Ebony Horse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39" xlink:type="simple">Elder Land Wurm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Dragon Wu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WWW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1" xlink:type="simple">El-Hajjâj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Wiz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BB</text:p>
          </table:table-cell>
          <table:table-cell office:value-type="string" calcext:value-type="string">
            <text:p>[Lifelink]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09" xlink:type="simple">Elven Rider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G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0" xlink:type="simple">Elvish Archer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f Arc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FirstStr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1" xlink:type="simple">Energy Flux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2" xlink:type="simple">Energy Tap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2" xlink:type="simple">Erg Raider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Warri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3" xlink:type="simple">Erosio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3" xlink:type="simple">Eternal Warrior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3" xlink:type="simple">Evil Presenc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0" xlink:type="simple">Eye for an Ey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4" xlink:type="simple">Fear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4" xlink:type="simple">Feedback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2" xlink:type="simple">Fellwar Stone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4" xlink:type="simple">Fire Elemental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ement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5" xlink:type="simple">Fireball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6" xlink:type="simple">Firebreathing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7" xlink:type="simple">Fissur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8" xlink:type="simple">Flashfires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5" xlink:type="simple">Fligh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6" xlink:type="simple">Flood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3" xlink:type="simple">Flying Carpet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1" xlink:type="simple">Fog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2" xlink:type="simple">Force of Natur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ement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GGGG</text:p>
          </table:table-cell>
          <table:table-cell office:value-type="string" calcext:value-type="string">
            <text:p>Tramp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9" xlink:type="simple">Forest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9" xlink:type="simple">Forest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9" xlink:type="simple">Forest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1" xlink:type="simple">Fortified Area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5" xlink:type="simple">Frozen Shad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3" xlink:type="simple">Fungusaur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Fungus Dinosau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4" xlink:type="simple">Gaea's Lieg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atar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GG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7" xlink:type="simple">Gaseous Form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8" xlink:type="simple">Ghost Ship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ir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UU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5" xlink:type="simple">Giant Growth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6" xlink:type="simple">Giant Spider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id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R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79" xlink:type="simple">Giant Strength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59" xlink:type="simple">Giant Tortoise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4" xlink:type="simple">Glasses of Urza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6" xlink:type="simple">Gloom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0" xlink:type="simple">Goblin Balloon Brigad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oblin Warri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1" xlink:type="simple">Goblin King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obl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R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2" xlink:type="simple">Goblin Rock Sled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obl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Tramp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5" xlink:type="simple">Grapeshot Catapult</text:a></text:p>
          </table:table-cell>
          <table:table-cell table:style-name="ce1"/>
          <table:table-cell office:value-type="string" calcext:value-type="string">
            <text:p>C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3" xlink:type="simple">Gray Ogr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Og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7" xlink:type="simple">Greed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6" xlink:type="simple">Green Mana Battery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2" xlink:type="simple">Green War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7" xlink:type="simple">Grizzly Bear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e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3" xlink:type="simple">Healing Salv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7" xlink:type="simple">Helm of Chatzuk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4" xlink:type="simple">Hill Gian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ia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4" xlink:type="simple">Holy Armor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5" xlink:type="simple">Holy Strength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8" xlink:type="simple">Howl from Beyond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8" xlink:type="simple">Howling Mine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0" xlink:type="simple">Hurkyl's Recall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5" xlink:type="simple">Hurloon Minotaur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Minotau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6" xlink:type="simple">Hurr Jackal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Jack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8" xlink:type="simple">Hurrican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09" xlink:type="simple">Hypnotic Specter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ec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B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7" xlink:type="simple">Immolation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8" xlink:type="simple">Inferno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19" xlink:type="simple">Instill Energy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49" xlink:type="simple">Iron Star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89" xlink:type="simple">Ironclaw Orcs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Or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0" xlink:type="simple">Ironroot Treefolk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eefol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91" xlink:type="simple">Island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91" xlink:type="simple">Island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91" xlink:type="simple">Island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1" xlink:type="simple">Island Fish Jasconius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UUU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6" xlink:type="simple">Island Sanctuary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0" xlink:type="simple">Ivory Cup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1" xlink:type="simple">Ivory Tower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2" xlink:type="simple">Jade Monolith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3" xlink:type="simple">Jandor's Saddlebags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4" xlink:type="simple">Jayemdae Tome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2" xlink:type="simple">Jump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0" xlink:type="simple">Junún Efree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fre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BB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7" xlink:type="simple">Karma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0" xlink:type="simple">Keldon Warlord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Barbarian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RR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1" xlink:type="simple">Killer Be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Ins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G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8" xlink:type="simple">Kismet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5" xlink:type="simple">Kormus Bell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2" xlink:type="simple">Land Leech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Le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GG</text:p>
          </table:table-cell>
          <table:table-cell office:value-type="string" calcext:value-type="string">
            <text:p>FirstStri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49" xlink:type="simple">Land Tax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3" xlink:type="simple">Leviatha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Leviatha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5UUUU</text:p>
          </table:table-cell>
          <table:table-cell office:value-type="string" calcext:value-type="string">
            <text:p>Tramp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3" xlink:type="simple">Ley Druid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Dru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6" xlink:type="simple">Library of Leng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4" xlink:type="simple">Lifeforc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5" xlink:type="simple">Lifelac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4" xlink:type="simple">Lifetap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1" xlink:type="simple">Lightning Bol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6" xlink:type="simple">Living Artifact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7" xlink:type="simple">Living Land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8" xlink:type="simple">Llanowar Elv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Elf Dru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5" xlink:type="simple">Lord of Atlantis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Merfol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1" xlink:type="simple">Lord of the Pi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4GGG</text:p>
          </table:table-cell>
          <table:table-cell office:value-type="string" calcext:value-type="string">
            <text:p>Flying Tramp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2" xlink:type="simple">Lost Soul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irit Min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29" xlink:type="simple">Lur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6" xlink:type="simple">Magical Hack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2" xlink:type="simple">Magnetic Mountain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7" xlink:type="simple">Mahamoti Djin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Djin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UU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3" xlink:type="simple">Mana Clash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4" xlink:type="simple">Mana Flar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8" xlink:type="simple">Mana Shor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7" xlink:type="simple">Mana Vault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5" xlink:type="simple">Manabarbs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3" xlink:type="simple">Marsh Ga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0" xlink:type="simple">Marsh Viper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na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8" xlink:type="simple">Meekstone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69" xlink:type="simple">Merfolk of the Pearl Triden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Merfo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0" xlink:type="simple">Mesa Pegasu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Pegas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Flying B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59" xlink:type="simple">Millstone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0" xlink:type="simple">Mind Bomb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4" xlink:type="simple">Mind Twis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7" xlink:type="simple">Mishra's Factory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0" xlink:type="simple">Mishra's War Machine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nd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6" xlink:type="simple">Mons's Goblin Raiders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Gobl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1" xlink:type="simple">Moral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3" xlink:type="simple">Mountain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3" xlink:type="simple">Mountain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3" xlink:type="simple">Mountain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5" xlink:type="simple">Murk Dweller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1" xlink:type="simple">Nafs Asp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na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6" xlink:type="simple">Nether Shadow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ir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1" xlink:type="simple">Nevinyrral's Disk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7" xlink:type="simple">Nightmar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Nightmare Hors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2" xlink:type="simple">Northern Paladi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Knigh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WW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8" xlink:type="simple">Oasis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2" xlink:type="simple">Obsianus Golem</text:a></text:p>
          </table:table-cell>
          <table:table-cell table:style-name="ce1"/>
          <table:table-cell office:value-type="string" calcext:value-type="string">
            <text:p>U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Gol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3" xlink:type="simple">Onulet</text:a>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Construc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7" xlink:type="simple">Orcish Artillery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Orc Warri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8" xlink:type="simple">Orcish Oriflamm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4" xlink:type="simple">Ornithopter</text:a></text:p>
          </table:table-cell>
          <table:table-cell table:style-name="ce1"/>
          <table:table-cell office:value-type="string" calcext:value-type="string">
            <text:p>U</text:p>
          </table:table-cell>
          <table:table-cell office:value-type="string" calcext:value-type="string">
            <text:p>Artifact Creature</text:p>
          </table:table-cell>
          <table:table-cell office:value-type="string" calcext:value-type="string">
            <text:p>Thop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3" xlink:type="simple">Osai Vulture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Bi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8" xlink:type="simple">Paralyz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4" xlink:type="simple">Pearled Unicor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Unicor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5" xlink:type="simple">Personal Incarnatio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Avatar Incarnat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WWW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19" xlink:type="simple">Pestilenc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1" xlink:type="simple">Phantasmal Forces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Illus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2" xlink:type="simple">Phantasmal Terrai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3" xlink:type="simple">Phantom Monster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Illus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Fly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6" xlink:type="simple">Piety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7" xlink:type="simple">Pikemen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Sold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FirstStrike Ba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4" xlink:type="simple">Pirate Ship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Human Pira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0" xlink:type="simple">Pit Scorpio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cor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1" xlink:type="simple">Plague Rat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6" xlink:type="simple">Plains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6" xlink:type="simple">Plains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6" xlink:type="simple">Plains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5" xlink:type="simple">Power Leak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6" xlink:type="simple">Power Sink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99" xlink:type="simple">Power Surg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2" xlink:type="simple">Pradesh Gypsi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5" xlink:type="simple">Primal Clay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7" xlink:type="simple">Prodigal Sorcerer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8" xlink:type="simple">Psionic Entity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79" xlink:type="simple">Psychic Venom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8" xlink:type="simple">Purelac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0" xlink:type="simple">Pyrotechnics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3" xlink:type="simple">Radjan Spirit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2" xlink:type="simple">Rag Ma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3" xlink:type="simple">Raise Dead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4" xlink:type="simple">Rebirth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1" xlink:type="simple">Red Elemental Blas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6" xlink:type="simple">Red Mana Battery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59" xlink:type="simple">Red War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5" xlink:type="simple">Regeneration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0" xlink:type="simple">Relic Bind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0" xlink:type="simple">Reverse Damage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1" xlink:type="simple">Righteousnes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7" xlink:type="simple">Rod of Ruin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4" xlink:type="simple">Royal Assassi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2" xlink:type="simple">Samite Healer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6" xlink:type="simple">Sandstorm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3" xlink:type="simple">Savannah Lion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5" xlink:type="simple">Scathe Zombie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6" xlink:type="simple">Scavenging Ghoul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7" xlink:type="simple">Scryb Sprit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1" xlink:type="simple">Sea Serpen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4" xlink:type="simple">Seeker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2" xlink:type="simple">Segovian Leviatha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7" xlink:type="simple">Sengir Vampir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5" xlink:type="simple">Serra Angel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8" xlink:type="simple">Shanodin Dryad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8" xlink:type="simple">Shapeshifter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2" xlink:type="simple">Shatter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3" xlink:type="simple">Shivan Dragon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8" xlink:type="simple">Simulacrum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3" xlink:type="simple">Sindbad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4" xlink:type="simple">Siren's Call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4" xlink:type="simple">Sisters of the Flam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5" xlink:type="simple">Sleight of Mind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5" xlink:type="simple">Smok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29" xlink:type="simple">Sorceress Quee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69" xlink:type="simple">Soul Net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6" xlink:type="simple">Spell Blas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6" xlink:type="simple">Spirit Link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0" xlink:type="simple">Spirit Shackl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7" xlink:type="simple">Stasis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8" xlink:type="simple">Steal Artifact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6" xlink:type="simple">Stone Gian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7" xlink:type="simple">Stone Rain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39" xlink:type="simple">Stream of Lif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80" xlink:type="simple">Strip Mine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0" xlink:type="simple">Sunglasses of Urza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89" xlink:type="simple">Sunken City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6" xlink:type="simple">Swamp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6" xlink:type="simple">Swamp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6" xlink:type="simple">Swamp</text:a></text:p>
          </table:table-cell>
          <table:table-cell table:style-name="ce1"/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7" xlink:type="simple">Swords to Plowshare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0" xlink:type="simple">Sylvan Library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1" xlink:type="simple">Tawnos's Wand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2" xlink:type="simple">Tawnos's Weaponry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8" xlink:type="simple">Tempest Efree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1" xlink:type="simple">Terror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3" xlink:type="simple">Tetravus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09" xlink:type="simple">The Brut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4" xlink:type="simple">The Hive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5" xlink:type="simple">The Rack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1" xlink:type="simple">Thicket Basilisk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0" xlink:type="simple">Thoughtlace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6" xlink:type="simple">Throne of Bone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2" xlink:type="simple">Timber Wolv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1" xlink:type="simple">Time Elemental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3" xlink:type="simple">Titania's Song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4" xlink:type="simple">Tranquility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7" xlink:type="simple">Triskelion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5" xlink:type="simple">Tsunami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8" xlink:type="simple">Tundra Wolve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0" xlink:type="simple">Tunnel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2" xlink:type="simple">Twiddle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2" xlink:type="simple">Uncle Istvan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3" xlink:type="simple">Unholy Strength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3" xlink:type="simple">Unstable Mutatio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4" xlink:type="simple">Unsummo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6" xlink:type="simple">Untamed Wild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8" xlink:type="simple">Urza's Avenger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1" xlink:type="simple">Uthden Troll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4" xlink:type="simple">Vampire Bat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7" xlink:type="simple">Venom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8" xlink:type="simple">Verduran Enchantres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69" xlink:type="simple">Vision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5" xlink:type="simple">Volcanic Eruptio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6" xlink:type="simple">Wall of Air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5" xlink:type="simple">Wall of Bone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49" xlink:type="simple">Wall of Brambles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2" xlink:type="simple">Wall of Dust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3" xlink:type="simple">Wall of Fir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0" xlink:type="simple">Wall of Ice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79" xlink:type="simple">Wall of Spears</text:a></text:p>
          </table:table-cell>
          <table:table-cell table:style-name="ce1"/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4" xlink:type="simple">Wall of Ston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0" xlink:type="simple">Wall of Swords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7" xlink:type="simple">Wall of Water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1" xlink:type="simple">Wall of Wood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2" xlink:type="simple">Wanderlust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3" xlink:type="simple">War Mammoth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6" xlink:type="simple">Warp Artifac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8" xlink:type="simple">Water Elemental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7" xlink:type="simple">Weakness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4" xlink:type="simple">Web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5" xlink:type="simple">Whirling Dervish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1" xlink:type="simple">White Knight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0" xlink:type="simple">White Mana Battery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2" xlink:type="simple">White War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6" xlink:type="simple">Wild Growth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8" xlink:type="simple">Will-o'-the-Wisp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15" xlink:type="simple">Winds of Change</text:a>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257" xlink:type="simple">Winter Blast</text:a>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1" xlink:type="simple">Winter Orb</text:a></text:p>
          </table:table-cell>
          <table:table-cell table:style-name="ce1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2" xlink:type="simple">Wooden Sphere</text:a></text:p>
          </table:table-cell>
          <table:table-cell table:style-name="ce1"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39" xlink:type="simple">Word of Binding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373" xlink:type="simple">Wrath of God</text:a>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0" xlink:type="simple">Xenic Poltergeist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083" xlink:type="simple">Yotian Soldier</text:a></text:p>
          </table:table-cell>
          <table:table-cell table:style-name="ce1"/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99" xlink:type="simple">Zephyr Falcon</text:a>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<text:a xlink:href="https://gatherer.wizards.com/Pages/Card/Details.aspx?multiverseid=2141" xlink:type="simple">Zombie Master</text:a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29:18.974409433</meta:creation-date>
    <dc:date>2024-05-31T22:20:55.340684266</dc:date>
    <meta:editing-duration>PT23H22M53S</meta:editing-duration>
    <meta:editing-cycles>2</meta:editing-cycles>
    <meta:generator>LibreOffice/7.3.7.2$Linux_X86_64 LibreOffice_project/30$Build-2</meta:generator>
    <meta:document-statistic meta:table-count="1" meta:cell-count="2006" meta:object-count="0"/>
  </office:meta>
</office:document-meta>
</file>